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Heading1" style:master-page-name="MP0" style:family="paragraph">
      <style:paragraph-properties fo:break-before="page"/>
    </style:style>
  </office:automatic-styles>
  <office:body>
    <office:text text:use-soft-page-breaks="true">
      <text:h text:style-name="P1" text:outline-level="1">Oglas mojedelo.com</text:h>
      <text:p text:style-name="Textbody"><text:a xlink:href="https://www.mojedelo.com/visji-strokovni-sodelavec-ii-mz-razvijalec-programske-opreme/d-886528?returnUrl=%2Fprosta-delovna-mesta%2Fracunalnistvo-programiranje%2Fosrednjeslovenska%3Fp%3D2%26rid%3D12%26wfid%3D9" office:target-frame-name="_top" xlink:show="replace">https://www.mojedelo.com/visji-strokovni-sodelavec-ii-mz-razvijalec-programske-opreme/d-886528?returnUrl=%2Fprosta-delovna-mesta%2Fracunalnistvo-programiranje%2Fosrednjeslovenska%3Fp%3D2%26rid%3D12%26wfid%3D9</text:a></text:p>
      <text:p text:style-name="Textbody"/>
      <text:h text:style-name="Heading1" text:outline-level="1">SOAP</text:h>
      <text:p text:style-name="Textbody"><text:a xlink:href="https://www.youtube.com/watch?v=j2r7z4W30AE&amp;list=PL9lzMEbdolKi6MHPS3cm6wmqhAsSUH7wL" office:target-frame-name="_top" xlink:show="replace">https://www.youtube.com/watch?v=j2r7z4W30AE&amp;list=PL9lzMEbdolKi6MHPS3cm6wmqhAsSUH7wL</text:a></text:p>
      <text:p text:style-name="Textbody"/>
      <text:h text:style-name="Heading1" text:outline-level="1">API</text:h>
      <text:p text:style-name="Textbody">https://youtu.be/MFxk5BZulVU?t=225</text:p>
      <text:p text:style-name="Textbody"/>
      <text:h text:style-name="Heading2" text:outline-level="2">API dev:</text:h>
      <text:p text:style-name="Textbody"><text:a xlink:href="https://dev.to/ruppysuppy/7-free-public-apis-you-will-love-as-a-developer-166p" office:target-frame-name="_top" xlink:show="replace"><text:span text:style-name="Hyperlink">https://dev.to/ruppysuppy/7-free-public-apis-you-will-love-as-a-developer-166p</text:span></text:a></text:p>
      <text:p text:style-name="Textbody">Random</text:p>
      <text:p text:style-name="Textbody"><text:a xlink:href="https://random-data-api.com/documentation" office:target-frame-name="_top" xlink:show="replace"><text:span text:style-name="Hyperlink">https://random-data-api.com/documentation</text:span></text:a></text:p>
      <text:p text:style-name="Textbody">Countries</text:p>
      <text:p text:style-name="Textbody"><text:a xlink:href="https://restcountries.com/#about-this-project-important-information" office:target-frame-name="_top" xlink:show="replace"><text:span text:style-name="Hyperlink">https://restcountries.com/#about-this-project-important-information</text:span></text:a></text:p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paragraph-properties fo:background-color="#FFFFFF">
        <style:background-fill draw:fill="solid" draw:fill-color="#FFFFFF"/>
      </style:paragraph-properties>
      <style:text-properties fo:font-weight="bold" style:font-weight-asian="bold" style:font-weight-complex="bold" fo:color="#00A933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Janez Vegan</dc:creator>
    <meta:creation-date>2017-10-20T23:40:00Z</meta:creation-date>
    <dc:date>2024-09-27T08:14:00Z</dc:date>
    <meta:template xlink:href="Normal.dotm" xlink:type="simple"/>
    <meta:editing-cycles>13</meta:editing-cycles>
    <meta:editing-duration>PT19500S</meta:editing-duration>
    <meta:document-statistic meta:page-count="1" meta:paragraph-count="2" meta:word-count="169" meta:character-count="1134" meta:row-count="8" meta:non-whitespace-character-count="967"/>
  </office:meta>
</office:document-meta>
</file>